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urier 10 Pitch" svg:font-family="'Courier 10 Pitch'"/>
    <style:font-face style:name="Lohit Devanagari1" svg:font-family="'Lohit Devanagari'"/>
    <style:font-face style:name="Courier 10 Pitch1" svg:font-family="'Courier 10 Pitch'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Header">
      <style:text-properties officeooo:rsid="002c8475" officeooo:paragraph-rsid="0030e1f5"/>
    </style:style>
    <style:style style:name="P2" style:family="paragraph" style:parent-style-name="Standard">
      <style:text-properties officeooo:rsid="000ae3ba" officeooo:paragraph-rsid="000ae3ba"/>
    </style:style>
    <style:style style:name="P3" style:family="paragraph" style:parent-style-name="Text_20_body">
      <style:text-properties officeooo:rsid="002bac19" officeooo:paragraph-rsid="002bac19"/>
    </style:style>
    <style:style style:name="P4" style:family="paragraph" style:parent-style-name="Text_20_body">
      <style:paragraph-properties fo:text-align="center" style:justify-single-word="false"/>
      <style:text-properties officeooo:rsid="002bac19" officeooo:paragraph-rsid="002bac19"/>
    </style:style>
    <style:style style:name="P5" style:family="paragraph" style:parent-style-name="Text_20_body">
      <style:paragraph-properties fo:text-align="center" style:justify-single-word="false"/>
      <style:text-properties officeooo:rsid="00326ed6" officeooo:paragraph-rsid="00326ed6"/>
    </style:style>
    <style:style style:name="P6" style:family="paragraph" style:parent-style-name="Text_20_body">
      <style:text-properties officeooo:paragraph-rsid="004e6a9a"/>
    </style:style>
    <style:style style:name="P7" style:family="paragraph" style:parent-style-name="Text_20_body">
      <style:text-properties officeooo:rsid="005faa25" officeooo:paragraph-rsid="005faa25"/>
    </style:style>
    <style:style style:name="P8" style:family="paragraph" style:parent-style-name="Text_20_body">
      <style:text-properties officeooo:rsid="004f45f7"/>
    </style:style>
    <style:style style:name="P9" style:family="paragraph" style:parent-style-name="Text_20_body">
      <style:text-properties officeooo:rsid="0061946c" officeooo:paragraph-rsid="0061946c"/>
    </style:style>
    <style:style style:name="P10" style:family="paragraph" style:parent-style-name="Text_20_body">
      <style:text-properties officeooo:rsid="0061946c" officeooo:paragraph-rsid="0061df86"/>
    </style:style>
    <style:style style:name="P11" style:family="paragraph" style:parent-style-name="Text_20_body">
      <style:text-properties officeooo:rsid="0061df86" officeooo:paragraph-rsid="0061df86"/>
    </style:style>
    <style:style style:name="P12" style:family="paragraph" style:parent-style-name="Text_20_body">
      <style:text-properties officeooo:rsid="00654150" officeooo:paragraph-rsid="00654150"/>
    </style:style>
    <style:style style:name="P13" style:family="paragraph" style:parent-style-name="Text_20_body">
      <style:text-properties officeooo:rsid="006736dc" officeooo:paragraph-rsid="006736dc"/>
    </style:style>
    <style:style style:name="P14" style:family="paragraph" style:parent-style-name="Text_20_body">
      <style:text-properties officeooo:rsid="0068d6bf" officeooo:paragraph-rsid="0068d6bf"/>
    </style:style>
    <style:style style:name="P15" style:family="paragraph" style:parent-style-name="Text_20_body">
      <style:text-properties officeooo:rsid="0069e38c" officeooo:paragraph-rsid="0069e38c"/>
    </style:style>
    <style:style style:name="P16" style:family="paragraph" style:parent-style-name="Text_20_body">
      <style:text-properties officeooo:rsid="006a62ca" officeooo:paragraph-rsid="006a62ca"/>
    </style:style>
    <style:style style:name="P17" style:family="paragraph" style:parent-style-name="Kommando">
      <style:text-properties officeooo:rsid="00653992" officeooo:paragraph-rsid="00653992"/>
    </style:style>
    <style:style style:name="P18" style:family="paragraph" style:parent-style-name="Kommando">
      <style:text-properties officeooo:paragraph-rsid="00654150"/>
    </style:style>
    <style:style style:name="P19" style:family="paragraph" style:parent-style-name="Kommando">
      <style:text-properties officeooo:paragraph-rsid="006736dc"/>
    </style:style>
    <style:style style:name="P20" style:family="paragraph" style:parent-style-name="Text_20_body" style:list-style-name="">
      <style:text-properties officeooo:rsid="002bac19" officeooo:paragraph-rsid="002bac19"/>
    </style:style>
    <style:style style:name="P21" style:family="paragraph" style:parent-style-name="Text_20_body" style:list-style-name="L1">
      <style:text-properties officeooo:rsid="006736dc" officeooo:paragraph-rsid="006736dc"/>
    </style:style>
    <style:style style:name="P22" style:family="paragraph" style:parent-style-name="Text_20_body" style:list-style-name="L1">
      <style:text-properties officeooo:rsid="006736dc" officeooo:paragraph-rsid="0068d6bf"/>
    </style:style>
    <style:style style:name="P23" style:family="paragraph" style:parent-style-name="Text_20_body">
      <style:text-properties officeooo:rsid="006db50c" officeooo:paragraph-rsid="006db50c"/>
    </style:style>
    <style:style style:name="P24" style:family="paragraph" style:parent-style-name="Heading_20_1" style:list-style-name=""/>
    <style:style style:name="P25" style:family="paragraph" style:parent-style-name="Heading_20_1">
      <style:text-properties officeooo:rsid="00416b2b"/>
    </style:style>
    <style:style style:name="P26" style:family="paragraph" style:parent-style-name="Heading_20_1">
      <style:paragraph-properties fo:break-before="page"/>
    </style:style>
    <style:style style:name="P27" style:family="paragraph" style:parent-style-name="Heading_20_1" style:list-style-name="">
      <style:paragraph-properties fo:break-before="page"/>
      <style:text-properties officeooo:rsid="002bac19" officeooo:paragraph-rsid="002bac19"/>
    </style:style>
    <style:style style:name="P28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6pt" fo:font-weight="bold" officeooo:rsid="00326ed6" style:font-size-asian="16pt" style:font-weight-asian="bold" style:font-size-complex="16pt" style:font-weight-complex="bold"/>
    </style:style>
    <style:style style:name="T3" style:family="text">
      <style:text-properties fo:font-size="16pt" fo:font-weight="bold" officeooo:rsid="005faa25" style:font-size-asian="16pt" style:font-weight-asian="bold" style:font-size-complex="16pt" style:font-weight-complex="bold"/>
    </style:style>
    <style:style style:name="T4" style:family="text">
      <style:text-properties fo:font-size="16pt" fo:font-weight="bold" officeooo:rsid="0040f777" style:font-size-asian="16pt" style:font-weight-asian="bold" style:font-size-complex="16pt" style:font-weight-complex="bold"/>
    </style:style>
    <style:style style:name="T5" style:family="text">
      <style:text-properties officeooo:rsid="0021075f"/>
    </style:style>
    <style:style style:name="T6" style:family="text">
      <style:text-properties fo:color="#0000ff" style:font-name="Courier 10 Pitch1" fo:font-weight="bold" officeooo:rsid="001064fe" style:font-weight-asian="bold" style:font-weight-complex="bold"/>
    </style:style>
    <style:style style:name="T7" style:family="text">
      <style:text-properties fo:color="#0000ff" style:font-name="Courier 10 Pitch1" fo:font-weight="bold" fo:background-color="transparent" loext:char-shading-value="0" style:font-weight-asian="bold" style:font-weight-complex="bold"/>
    </style:style>
    <style:style style:name="T8" style:family="text">
      <style:text-properties fo:color="#0000ff" style:font-name="Courier 10 Pitch1" fo:font-weight="bold" officeooo:rsid="005faa25" fo:background-color="transparent" loext:char-shading-value="0" style:font-weight-asian="bold" style:font-weight-complex="bold"/>
    </style:style>
    <style:style style:name="T9" style:family="text">
      <style:text-properties officeooo:rsid="00302dfe"/>
    </style:style>
    <style:style style:name="T10" style:family="text">
      <style:text-properties officeooo:rsid="00326ed6"/>
    </style:style>
    <style:style style:name="T11" style:family="text">
      <style:text-properties officeooo:rsid="0040f777"/>
    </style:style>
    <style:style style:name="T12" style:family="text">
      <style:text-properties officeooo:rsid="005faa25"/>
    </style:style>
    <style:style style:name="T13" style:family="text">
      <style:text-properties officeooo:rsid="0061df86"/>
    </style:style>
    <style:style style:name="T14" style:family="text">
      <style:text-properties officeooo:rsid="00653992"/>
    </style:style>
    <style:style style:name="T15" style:family="text">
      <style:text-properties officeooo:rsid="00654150"/>
    </style:style>
    <style:style style:name="T16" style:family="text">
      <style:text-properties officeooo:rsid="006736dc"/>
    </style:style>
    <style:style style:name="T17" style:family="text">
      <style:text-properties style:font-name="Courier 10 Pitch" officeooo:rsid="006736dc"/>
    </style:style>
    <style:style style:name="T18" style:family="text">
      <style:text-properties officeooo:rsid="006a62ca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76" number:automatic-order="true">
      <number:day/>
      <number:text>.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Anleitung für <text:span text:style-name="T11">die Konfiguration einer Scrubbing-Routine</text:span></text:p>
      <text:p text:style-name="Text_20_body"/>
      <text:p text:style-name="P5">Dokumenten ID: EBIRD-UM-0<text:span text:style-name="T12">20</text:span></text:p>
      <text:p text:style-name="P4">Version: <text:span text:style-name="T9">0-</text:span><text:editing-cycles>13</text:editing-cycles> vom <text:date style:data-style-name="N76" text:date-value="2017-04-14T18:34:32.174239950">14. April 2017</text:date></text:p>
      <text:p text:style-name="P4"><text:span text:style-name="T10">Autor: </text:span>Jan Grosser</text:p>
      <text:p text:style-name="P4"><text:a xlink:type="simple" xlink:href="mailto:email@jan-grosser.de" text:style-name="Internet_20_link" text:visited-style-name="Visited_20_Internet_20_Link">email@jan-grosser.de</text:a></text:p>
      <text:p text:style-name="P4"><text:a xlink:type="simple" xlink:href="https://github.com/rzbrk/ebird" text:style-name="Internet_20_link" text:visited-style-name="Visited_20_Internet_20_Link">https://github.com/rzbrk/ebird</text:a></text:p>
      <text:p text:style-name="P3"/>
      <text:p text:style-name="P2"/>
      <text:h text:style-name="P24" text:outline-level="1"/>
      <text:h text:style-name="P27" text:outline-level="1"><text:bookmark-start text:name="__RefHeading___Toc311_217214544"/><text:bookmark-end text:name="__RefHeading___Toc311_217214544"/></text:h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29"><text:a xlink:type="simple" xlink:href="#__RefHeading___Toc313_217214544" text:style-name="Index_20_Link" text:visited-style-name="Index_20_Link">1Einführung<text:tab/>3</text:a></text:p>
          <text:p text:style-name="P29"><text:a xlink:type="simple" xlink:href="#__RefHeading___Toc315_217214544" text:style-name="Index_20_Link" text:visited-style-name="Index_20_Link">2Voraussetzungen<text:tab/>3</text:a></text:p>
          <text:p text:style-name="P29"><text:a xlink:type="simple" xlink:href="#__RefHeading___Toc350_2079191346" text:style-name="Index_20_Link" text:visited-style-name="Index_20_Link">3Software<text:tab/>3</text:a></text:p>
          <text:p text:style-name="P28"><text:a xlink:type="simple" xlink:href="#__RefHeading___Toc352_2079191346" text:style-name="Index_20_Link" text:visited-style-name="Index_20_Link">3.1Klonen des ebird Repositories von github<text:tab/>3</text:a></text:p>
          <text:p text:style-name="P28"><text:a xlink:type="simple" xlink:href="#__RefHeading___Toc354_2079191346" text:style-name="Index_20_Link" text:visited-style-name="Index_20_Link">3.2Kopieren der Dateien ins System<text:tab/>3</text:a></text:p>
          <text:p text:style-name="P28"><text:a xlink:type="simple" xlink:href="#__RefHeading___Toc356_2079191346" text:style-name="Index_20_Link" text:visited-style-name="Index_20_Link">3.3Konfiguration des Schedulers cron<text:tab/>4</text:a></text:p>
          <text:p text:style-name="P29"><text:a xlink:type="simple" xlink:href="#__RefHeading___Toc1233_444047968" text:style-name="Index_20_Link" text:visited-style-name="Index_20_Link">Anlage 1<text:tab/>5</text:a></text:p>
          <text:p text:style-name="P29"><text:a xlink:type="simple" xlink:href="#__RefHeading___Toc1308_444047968" text:style-name="Index_20_Link" text:visited-style-name="Index_20_Link">Anlage 2<text:tab/>6</text:a></text:p>
          <text:p text:style-name="P28"><text:a xlink:type="simple" xlink:href="#__RefHeading___Toc358_2079191346" text:style-name="Index_20_Link" text:visited-style-name="Index_20_Link">3.4Freien Speicherplatz anzeigen<text:tab/>6</text:a></text:p>
          <text:p text:style-name="P28"><text:a xlink:type="simple" xlink:href="#__RefHeading___Toc360_2079191346" text:style-name="Index_20_Link" text:visited-style-name="Index_20_Link">3.5Größe von Verzeichnissen und Dateien in einem Verzeichnis ausgeben lassen<text:tab/>6</text:a></text:p>
          <text:p text:style-name="P28"><text:a xlink:type="simple" xlink:href="#__RefHeading___Toc362_2079191346" text:style-name="Index_20_Link" text:visited-style-name="Index_20_Link">3.6Anzahl der Dateien in einem Verzeichnis anzeigen lassen<text:tab/>6</text:a></text:p>
          <text:p text:style-name="P28"><text:a xlink:type="simple" xlink:href="#__RefHeading___Toc364_2079191346" text:style-name="Index_20_Link" text:visited-style-name="Index_20_Link">3.7Jüngstes Video (AVI Datei) anzeigen lassen<text:tab/>7</text:a></text:p>
        </text:index-body>
      </text:table-of-content>
      <text:h text:style-name="P20" text:outline-level="1"/>
      <text:h text:style-name="P26" text:outline-level="1"><text:bookmark-start text:name="__RefHeading___Toc313_217214544"/>Einführung<text:bookmark-end text:name="__RefHeading___Toc313_217214544"/></text:h>
      <text:p text:style-name="Text_20_body">Diese Anleitung beschreibt die Einrichtung eine<text:span text:style-name="T12">r sog. Scrubbing-Routine fpr</text:span> den Raspberry Pi. <text:span text:style-name="T12">Voraussetzung ist die erfolgreiche Konfiguration der Software </text:span><text:span text:style-name="T8">motion</text:span><text:span text:style-name="T12"> (siehe EBIRD-UM-010). Die Software </text:span><text:span text:style-name="T8">motion</text:span><text:span text:style-name="T12"> erzeugt bei Detektion von Bewegungen in einem Kamerabild Bilder und Videos. Diese Daten werden im Verzeichnis </text:span><text:span text:style-name="T8">/var/ebird/cam</text:span><text:span text:style-name="T12"> abgelegt.</text:span></text:p>
      <text:p text:style-name="P7">Wird motion über eine gewisse Zeit betrieben, wachsen die Daten in dem Verzeichnis <text:span text:style-name="T7">/var/ebird/cam</text:span> stetig an. Die Scrubbing.-Routine soll verhindern, daß der Speicher des Raspberry Pis vollgeschrieben wird. Sinkt der freie Speicherplatz auf dem Speicher unter einem kritischen Wert, löscht die Scrubbing-Routine die ältesten Dateien in <text:span text:style-name="T7">/var/ebird/cam</text:span>, bis wieder ausreichend Speicherplatz zur Verfügung steht.</text:p>
      <text:p text:style-name="P7">Die Scrubbing-Routine wird regelmäßig als <text:span text:style-name="T15">c</text:span>ron-Job ausgeführt.</text:p>
      <text:p text:style-name="P6"/>
      <text:h text:style-name="P25" text:outline-level="1"><text:bookmark-start text:name="__RefHeading___Toc315_217214544"/>Voraussetzungen<text:bookmark-end text:name="__RefHeading___Toc315_217214544"/></text:h>
      <text:p text:style-name="Text_20_body">Vorausgesetzt wird ein Raspberry Pi mit installiertem Raspbian (<text:a xlink:type="simple" xlink:href="https://www.raspberrypi.org/downloads/raspbian/" text:style-name="Internet_20_link" text:visited-style-name="Visited_20_Internet_20_Link">https://www.raspberrypi.org/downloads/raspbian/</text:a>) oder vergleichbarem Betriebssystem. Zum Installieren der erforderlichen Software sollte eine Internetverbindung bestehen. <text:span text:style-name="T12">Außerdem wird ein konfigurierte Software motion vorausgesetzt, welche Bilder und Videos in das Verzeichnis </text:span><text:span text:style-name="T8">/var/ebird/cam</text:span><text:span text:style-name="T12"> ausgibt. </text:span>Loggen Sie sich via SSH auf dem Raspberry Pi ein.</text:p>
      <text:p text:style-name="P8"/>
      <text:h text:style-name="Heading_20_1" text:outline-level="1"><text:bookmark-start text:name="__RefHeading___Toc350_2079191346"/>Software<text:bookmark-end text:name="__RefHeading___Toc350_2079191346"/></text:h>
      <text:h text:style-name="Heading_20_2" text:outline-level="2"><text:bookmark-start text:name="__RefHeading___Toc352_2079191346"/>Klonen des ebird Repositories von github<text:bookmark-end text:name="__RefHeading___Toc352_2079191346"/></text:h>
      <text:p text:style-name="P9">Grundsätzlich ist es egal, wohin Sie das ebird-Repository klonen. Es empfiehlt sich allerdings, das Repository zentral im System abzulegen. Gehen Sie hierzu gemäß der Anleitung in <text:bookmark-ref text:reference-format="text" text:ref-name="__RefHeading___Toc1233_444047968">Anlage 1</text:bookmark-ref> vor. <text:span text:style-name="T14">Das Repository wird nun wie folgt in /usr/src geklont:</text:span></text:p>
      <text:p text:style-name="P17">pi $ cd /usr/src</text:p>
      <text:p text:style-name="Kommando">pi $ git clone https://github.com/rzbrk/ebird.git</text:p>
      <text:p text:style-name="P14"/>
      <text:h text:style-name="Heading_20_2" text:outline-level="2"><text:bookmark-start text:name="__RefHeading___Toc354_2079191346"/>Kopieren der Dateien ins System<text:bookmark-end text:name="__RefHeading___Toc354_2079191346"/></text:h>
      <text:p text:style-name="P12">Einige Dateien (Skript und Konfigurationsdatei) müssen nun ins System kopiert werden:</text:p>
      <text:p text:style-name="P18"><text:soft-page-break/>pi $ sudo cp /usr/src/ebird/20_scrubbing/scripts/scrubbing <text:span text:style-name="T15">\</text:span></text:p>
      <text:p text:style-name="P18"><text:tab/>/usr/local/bin/.</text:p>
      <text:p text:style-name="Kommando">Pi $ sudo chmod +x /usr/local/bin/scrubbing</text:p>
      <text:p text:style-name="Kommando">pi $ sudo mkdir -p /etc/ebird</text:p>
      <text:p text:style-name="P18">pi $ sudo cp <text:span text:style-name="T15">\</text:span> <text:tab/>/usr/src/ebird/20_scrubbing/config/scrubbing.conf <text:span text:style-name="T15">\<text:line-break/><text:tab/></text:span>/etc/ebird/scrubbing.conf</text:p>
      <text:p text:style-name="P12"/>
      <text:h text:style-name="Heading_20_2" text:outline-level="2"><text:bookmark-start text:name="__RefHeading___Toc356_2079191346"/>Konfiguration des Schedulers cron<text:bookmark-end text:name="__RefHeading___Toc356_2079191346"/></text:h>
      <text:p text:style-name="P12">Das Scrubbing-Script soll regelmäßig, alle 4 Stunden ausgeführt werden. Hierzu wird ein Job im Scheduler cron konfiguriert:</text:p>
      <text:p text:style-name="P19">pi $ echo <text:span text:style-name="T17">"</text:span>0 */4 * * * <text:s/>motion <text:s/>nice -10 <text:span text:style-name="T16">\<text:line-break/><text:tab/></text:span>/usr/local/bin/scrubbing<text:span text:style-name="T17">"</text:span> <text:span text:style-name="T16">&gt;&gt; /etc/crontab</text:span></text:p>
      <text:p text:style-name="Text_20_body">Wichtige Hinweise:</text:p>
      <text:list xml:id="list8686574957177214588" text:style-name="L1">
        <text:list-item>
          <text:p text:style-name="P21">Die Scrubbing-Routine ist potentiell gefährlich! Sie sollte mit möglichst niedrigen Rechten gestartet werden, also bspw. nie als <text:span text:style-name="T8">root</text:span>! Im obigen Beispiel wird die Routine mit dem User <text:span text:style-name="T8">motion</text:span> gestartet.</text:p>
        </text:list-item>
        <text:list-item>
          <text:p text:style-name="P21">Der Aufruf der Routine erfolgt mit <text:span text:style-name="T8">nice -10</text:span> gestartet. Dadurch läuft das Skript mit niedriger Priorität und bremst andere laufende Prozesse möglichst wenig aus.</text:p>
        </text:list-item>
        <text:list-item>
          <text:p text:style-name="P22">Die Routine wird wegen <text:span text:style-name="T8">0 */4 * * *</text:span> alle 4 Stunden ausgeführt.</text:p>
        </text:list-item>
      </text:list>
      <text:p text:style-name="P13">Jetzt kann man den Scheduler <text:span text:style-name="T8">cron</text:span> neu starten:</text:p>
      <text:p text:style-name="Kommando">pi $ sudo systemctl restart cron</text:p>
      <text:p text:style-name="P16">Einige nützliche Kommandos zur Beobachtung der Dateien im Ordner /var/ebird/cam sind in <text:bookmark-ref text:reference-format="text" text:ref-name="__RefHeading___Toc1308_444047968">Anlage 2</text:bookmark-ref> aufgeführt.</text:p>
      <text:p text:style-name="P16"/>
      <text:h text:style-name="P26" text:outline-level="1" text:is-list-header="true"><text:bookmark-start text:name="__RefHeading___Toc1233_444047968"/>Anlage 1<text:bookmark-end text:name="__RefHeading___Toc1233_444047968"/></text:h>
      <text:p text:style-name="P11">Diese Anleitung beschreibt die Einrichtung des Ordners <text:span text:style-name="T6">/usr/src</text:span> als zentralen Ordner für das Klonen von Repositories.</text:p>
      <text:p text:style-name="Kommando">pi $ cat /etc/group | grep -e “^dev:“ || sudo groupadd dev</text:p>
      <text:p text:style-name="Kommando">pi $ sudo gpasswd -a pi dev</text:p>
      <text:p text:style-name="P10">Es können mit obigen Befehl auch weitere Benutzer der Gruppe <text:span text:style-name="T6">dev</text:span> zugeordnet werden. Ersetzen Sie hierzu <text:span text:style-name="T6">pi</text:span> mit dem Namen des anderen Benutzers.</text:p>
      <text:p text:style-name="Kommando">pi $ sudo mkdir -p /usr/src</text:p>
      <text:p text:style-name="Kommando">pi $ sudo chgrp dev /usr/src</text:p>
      <text:p text:style-name="Kommando">pi $ sudo chmod g+w /usr/src</text:p>
      <text:p text:style-name="P11">Nun kann noch ein symbolischer Link im Home-Verzeichnis eines Benutzers auf dieses Verzeichnis angelegt werden:</text:p>
      <text:p text:style-name="Kommando">pi $ ln -s /usr/src <text:span text:style-name="T13">~</text:span>/src</text:p>
      <text:p text:style-name="P11"/>
      <text:h text:style-name="P26" text:outline-level="1" text:is-list-header="true"><text:bookmark-start text:name="__RefHeading___Toc1308_444047968"/>Anlage 2<text:bookmark-end text:name="__RefHeading___Toc1308_444047968"/></text:h>
      <text:p text:style-name="P23">Dieses Kapitel listet einige nützliche Kommandos zur Kontrolle des Bilder- und Video-Verzeichnisses von <text:span text:style-name="T6">motion</text:span> auf. Sie können aber (abgewandelt) auch für andere Verzeichnisse bzw. Aufgaben verwendet werden.</text:p>
      <text:h text:style-name="Heading_20_2" text:outline-level="2"><text:bookmark-start text:name="__RefHeading___Toc358_2079191346"/>Freien Speicherplatz anzeigen<text:bookmark-end text:name="__RefHeading___Toc358_2079191346"/></text:h>
      <text:p text:style-name="Kommando">pi $ df -h</text:p>
      <text:p text:style-name="Kommando">Dateisystem <text:s text:c="3"/>Größe Benutzt Verf. Verw% Eingehängt auf</text:p>
      <text:p text:style-name="Kommando">/dev/root <text:s text:c="7"/>15G <text:s text:c="3"/>1,2G <text:s text:c="2"/>13G <text:s text:c="3"/>9% /</text:p>
      <text:p text:style-name="Kommando">devtmpfs <text:s text:c="7"/>182M <text:s text:c="6"/>0 <text:s/>182M <text:s text:c="3"/>0% /dev</text:p>
      <text:p text:style-name="Kommando">tmpfs <text:s text:c="10"/>186M <text:s text:c="6"/>0 <text:s/>186M <text:s text:c="3"/>0% /dev/shm</text:p>
      <text:p text:style-name="Kommando">tmpfs <text:s text:c="10"/>186M <text:s text:c="3"/>4,4M <text:s/>182M <text:s text:c="3"/>3% /run</text:p>
      <text:p text:style-name="Kommando">tmpfs <text:s text:c="10"/>5,0M <text:s text:c="3"/>4,0K <text:s/>5,0M <text:s text:c="3"/>1% /run/lock</text:p>
      <text:p text:style-name="Kommando">tmpfs <text:s text:c="10"/>186M <text:s text:c="6"/>0 <text:s/>186M <text:s text:c="3"/>0% /sys/fs/cgroup</text:p>
      <text:p text:style-name="Kommando">/dev/mmcblk0p1 <text:s text:c="2"/>63M <text:s text:c="4"/>21M <text:s text:c="2"/>42M <text:s text:c="2"/>33% /boot</text:p>
      <text:p text:style-name="P15"/>
      <text:h text:style-name="Heading_20_2" text:outline-level="2"><text:bookmark-start text:name="__RefHeading___Toc360_2079191346"/>Größe von Verzeichnissen und Dateien in einem Verzeichnis ausgeben lassen<text:bookmark-end text:name="__RefHeading___Toc360_2079191346"/></text:h>
      <text:p text:style-name="Kommando">pi $ du -hs /var/ebird/cam</text:p>
      <text:p text:style-name="Kommando">27M <text:s text:c="4"/>/var/ebird/cam</text:p>
      <text:p text:style-name="P15"/>
      <text:h text:style-name="Heading_20_2" text:outline-level="2"><text:bookmark-start text:name="__RefHeading___Toc362_2079191346"/>Anzahl der Dateien in einem Verzeichnis anzeigen lassen<text:bookmark-end text:name="__RefHeading___Toc362_2079191346"/></text:h>
      <text:p text:style-name="Kommando">pi $ find /var/ebird/cam -type f | wc -l</text:p>
      <text:p text:style-name="Kommando">373</text:p>
      <text:p text:style-name="P15"/>
      <text:h text:style-name="Heading_20_2" text:outline-level="2"><text:bookmark-start text:name="__RefHeading___Toc364_2079191346"/><text:soft-page-break/>Jüngstes Video (AVI Datei) anzeigen lassen<text:bookmark-end text:name="__RefHeading___Toc364_2079191346"/></text:h>
      <text:p text:style-name="Kommando">pi $ find /var/ebird/cam -type f -name "*.avi" -print0 | <text:span text:style-name="T18">\<text:line-break/><text:tab/></text:span>xargs -0 ls -1t | head -1</text:p>
      <text:p text:style-name="P16">Ersetzt man im <text:span text:style-name="T6">ls</text:span>-Befehl die Option <text:span text:style-name="T6">-1t</text:span> durch <text:span text:style-name="T6">-1tr</text:span>, so wird das älteste Video angezeigt.</text:p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urier 10 Pitch" svg:font-family="'Courier 10 Pitch'"/>
    <style:font-face style:name="Lohit Devanagari1" svg:font-family="'Lohit Devanagari'"/>
    <style:font-face style:name="Courier 10 Pitch1" svg:font-family="'Courier 10 Pitch'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  <style:text-properties officeooo:rsid="0061946c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Kommando" style:family="paragraph" style:parent-style-name="Text_20_body">
      <style:paragraph-properties fo:margin-left="1.251cm" fo:margin-right="0cm" fo:text-indent="0cm" style:auto-text-indent="false"/>
      <style:text-properties fo:color="#0000ff" style:font-name="Courier 10 Pitch1" fo:font-family="'Courier 10 Pitch'" style:font-pitch="fixed" fo:font-weight="bold" officeooo:rsid="001064fe" style:font-weight-asian="bold" style:font-weight-complex="bold"/>
    </style:style>
    <style:style style:name="Illustration" style:family="paragraph" style:parent-style-name="Caption" style:class="extra"/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" style:family="paragraph" style:parent-style-name="Caption" style:class="extra"/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2c8475" officeooo:paragraph-rsid="0030e1f5"/>
    </style:style>
    <style:style style:name="MT1" style:family="text">
      <style:text-properties fo:font-size="16pt" fo:font-weight="bold" officeooo:rsid="00326ed6" style:font-size-asian="16pt" style:font-weight-asian="bold" style:font-size-complex="16pt" style:font-weight-complex="bold"/>
    </style:style>
    <style:style style:name="MT2" style:family="text">
      <style:text-properties fo:font-size="16pt" fo:font-weight="bold" style:font-size-asian="16pt" style:font-weight-asian="bold" style:font-size-complex="16pt" style:font-weight-complex="bold"/>
    </style:style>
    <style:style style:name="MT3" style:family="text">
      <style:text-properties fo:font-size="16pt" fo:font-weight="bold" officeooo:rsid="005faa25" style:font-size-asian="16pt" style:font-weight-asian="bold" style:font-size-complex="16pt" style:font-weight-complex="bold"/>
    </style:style>
    <style:style style:name="MT4" style:family="text">
      <style:text-properties fo:font-size="16pt" fo:font-weight="bold" officeooo:rsid="0040f777" style:font-size-asian="16pt" style:font-weight-asian="bold" style:font-size-complex="16pt" style:font-weight-complex="bold"/>
    </style:style>
    <style:style style:name="MT5" style:family="text">
      <style:text-properties officeooo:rsid="0021075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e</text:span><text:span text:style-name="MT2">bird<text:tab/><text:tab/></text:span><text:span text:style-name="MT1">EBIRD-UM-0</text:span><text:span text:style-name="MT3">2</text:span><text:span text:style-name="MT4">0</text:span></text:p>
        <text:p text:style-name="Horizontal_20_Line"><text:tab/><text:tab/></text:p>
      </style:header>
      <style:footer>
        <text:p text:style-name="Footer"><text:tab/><text:span text:style-name="MT5">Seite </text:span><text:span text:style-name="MT5"><text:page-number text:select-page="current">7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4T17:08:17.938484713</meta:creation-date>
    <meta:editing-duration>PT43M43S</meta:editing-duration>
    <meta:editing-cycles>13</meta:editing-cycles>
    <meta:generator>LibreOffice/5.2.6.2$Linux_X86_64 LibreOffice_project/20$Build-2</meta:generator>
    <dc:date>2017-04-14T18:34:32.123972341</dc:date>
    <meta:document-statistic meta:table-count="0" meta:image-count="0" meta:object-count="0" meta:page-count="7" meta:paragraph-count="81" meta:word-count="740" meta:character-count="5139" meta:non-whitespace-character-count="4358"/>
  </office:meta>
</office:document-meta>
</file>